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laining_mode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100" calcext:value-type="float">
            <text:p>-1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1:29:44.78878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1:46:49.549037875</dc:date>
    <meta:editing-duration>P1DT18H50M30S</meta:editing-duration>
    <meta:editing-cycles>1755</meta:editing-cycles>
    <meta:document-statistic meta:table-count="9" meta:cell-count="2686" meta:object-count="0"/>
  </office:meta>
</office:document-meta>
</file>